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291in" fo:widows="1" fo:text-indent="0in" style:auto-text-indent="false"/>
      <style:text-properties officeooo:rsid="00025d0a" officeooo:paragraph-rsid="00025d0a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 karakterkódolási rendszer egy módszert jelent betűk, számok, és egyéb adatok, karakterek megjelenítésére minden karakterhez egy egyedi szám hozzárendelésév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cok </meta:initial-creator>
    <meta:creation-date>2016-05-09T21:48:28.404565512</meta:creation-date>
    <dc:date>2016-05-09T21:54:54.276534306</dc:date>
    <dc:creator>Pocok </dc:creator>
    <meta:editing-duration>PT6M26S</meta:editing-duration>
    <meta:editing-cycles>1</meta:editing-cycles>
    <meta:document-statistic meta:table-count="0" meta:image-count="0" meta:object-count="0" meta:page-count="1" meta:paragraph-count="1" meta:word-count="19" meta:character-count="160" meta:non-whitespace-character-count="142"/>
    <meta:generator>LibreOffice/4.3.3.2$Linux_X86_64 LibreOffice_project/430m0$Build-2</meta:generator>
  </office:meta>
</office:document-meta>
</file>